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1024.comp" table:style-name="ta1">
        <table:shapes>
          <draw:frame draw:z-index="0" draw:style-name="gr1" draw:text-style-name="P1" svg:width="16.023cm" svg:height="9.005cm" svg:x="12.361cm" svg:y="1.248cm">
            <draw:object draw:notify-on-update-of-ranges="'boats1024.comp'.A1:'boats1024.comp'.A9 'boats1024.comp'.B1:'boats1024.comp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57634135020579" calcext:value-type="float">
            <text:p>3.5763413502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4.72024201828706" calcext:value-type="float">
            <text:p>4.7202420183</text:p>
          </table:table-cell>
          <table:table-cell office:value-type="float" office:value="52510" calcext:value-type="float">
            <text:p>525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4.47933052770768" calcext:value-type="float">
            <text:p>4.4793305277</text:p>
          </table:table-cell>
          <table:table-cell office:value-type="float" office:value="30153" calcext:value-type="float">
            <text:p>30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94408767941543" calcext:value-type="float">
            <text:p>3.9440876794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25887662937213" calcext:value-type="float">
            <text:p>3.2588766294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02:51.947931340</dc:date>
    <dc:creator>patrick </dc:creator>
    <meta:editing-duration>PT4M5S</meta:editing-duration>
    <meta:editing-cycles>4</meta:editing-cycles>
    <meta:generator>LibreOffice/4.3.3.2$Linux_X86_64 LibreOffice_project/43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plot-area chart:style-name="ch2" table:cell-range-address="'boats1024.comp'.A1:'boats1024.comp'.B9" chart:data-source-has-labels="column" svg:x="1.331cm" svg:y="0.18cm" svg:width="14.373cm" svg:height="7.665cm">
          <chartooo:coordinate-region svg:x="2.058cm" svg:y="0.379cm" svg:width="13.646cm" svg:height="6.819cm"/>
          <chart:axis chart:dimension="x" chart:name="primary-x" chart:style-name="ch3" chartooo:axis-type="auto">
            <chartooo:date-scale/>
            <chart:title svg:x="7.851cm" svg:y="8.025cm" chart:style-name="ch4">
              <text:p>Repeats</text:p>
            </chart:title>
            <chart:categories table:cell-range-address="'boats1024.comp'.A1:'boats1024.comp'.A9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boats1024.comp'.B1:'boats1024.comp'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1024.comp'.A1:'boats1024.comp'.A9</svg:desc>
                </draw:g>
              </table:table-cell>
              <table:table-cell office:value-type="float" office:value="3.57634135020579">
                <text:p>3.57634135020579</text:p>
                <draw:g>
                  <svg:desc>'boats1024.comp'.B1:'boats1024.comp'.B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72024201828706">
                <text:p>4.720242018287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7933052770768">
                <text:p>4.479330527707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94408767941543">
                <text:p>3.944087679415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5887662937213">
                <text:p>3.258876629372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